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1.4992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9043in"/>
    </style:style>
    <style:style style:name="co6" style:family="table-column">
      <style:table-column-properties fo:break-before="auto" style:column-width="2.1827in"/>
    </style:style>
    <style:style style:name="co7" style:family="table-column">
      <style:table-column-properties fo:break-before="auto" style:column-width="0.6508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3339in"/>
    </style:style>
    <style:style style:name="co10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7" style:family="table-cell" style:parent-style-name="Default" style:data-style-name="N10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8" style:family="table-cell" style:parent-style-name="Default" style:data-style-name="N61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9" style:family="table-cell" style:parent-style-name="Default" style:data-style-name="N0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0" style:family="table-cell" style:parent-style-name="Default" style:data-style-name="N36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1" style:family="table-cell" style:parent-style-name="Default" style:data-style-name="N99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2" style:family="table-cell" style:parent-style-name="Default" style:data-style-name="N174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3" style:family="table-cell" style:parent-style-name="Default" style:data-style-name="N203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4" style:family="table-cell" style:parent-style-name="Default" style:data-style-name="N206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5" style:family="table-cell" style:parent-style-name="Default" style:data-style-name="N205">
      <style:text-properties fo:language="en" fo:country="US"/>
      <style:map style:condition="is-true-formula([Sheet1.$J324]&gt;COLUMN([Sheet1.C324])-3)" style:apply-style-name="Excel_5f_CondFormat_5f_1_5f_1_5f_1" style:base-cell-address="Sheet1.C324"/>
    </style:style>
    <style:style style:name="ce16" style:family="table-cell" style:parent-style-name="Default">
      <style:text-properties fo:language="en" fo:country="US"/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6" table:default-cell-style-name="ce3"/>
        <table:table-column table:style-name="co5" table:default-cell-style-name="ce18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0">
            <text:p>Err:502</text:p>
          </table:table-cell>
          <table:table-cell table:style-name="ce6" office:value-type="string">
            <text:p>123'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4.16666666666667">
            <text:p>4.17</text:p>
          </table:table-cell>
          <table:table-cell table:style-name="ce6" office:value-type="string">
            <text:p>100:000: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0">
            <text:p>Err:502</text:p>
          </table:table-cell>
          <table:table-cell table:style-name="ce8" office:value-type="string">
            <text:p>1:234'567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8" office:value-type="string">
            <text:p>-12345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0">
            <text:p>Err:502</text:p>
          </table:table-cell>
          <table:table-cell table:style-name="ce8" office:value-type="string">
            <text:p>-123: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13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12345">
            <text:p>12345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39083">
            <text:p>39083</text:p>
          </table:table-cell>
          <table:table-cell table:style-name="ce9" office:value-type="string">
            <text:p>1/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'45</text:p>
          </table:table-cell>
          <table:table-cell table:formula="oooc:=T([.C23])" office:value-type="string" office:string-value="123'45">
            <text:p>123'45</text:p>
          </table:table-cell>
          <table:table-cell table:style-name="ce9" office:value-type="string">
            <text:p>123'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25])" office:value-type="string" office:string-value="1/1/2007">
            <text:p>1/1/2007</text:p>
          </table:table-cell>
          <table:table-cell table:style-name="ce9" office:value-type="string">
            <text:p>1/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.5">
            <text:p>99999999999.5</text:p>
          </table:table-cell>
          <table:table-cell table:style-name="ce12" office:value-type="float" office:value="99999999999.4999">
            <text:p>99999999999.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.5">
            <text:p>99999999999.5</text:p>
          </table:table-cell>
          <table:table-cell table:style-name="ce12" office:value-type="float" office:value="99999999999.5">
            <text:p>99999999999.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'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.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5.752in" draw:caption-point-x="-12.2154in" draw:caption-point-y="-5.75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.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5.9374in" draw:caption-point-x="-12.2154in" draw:caption-point-y="-5.93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'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.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6.1228in" draw:caption-point-x="-12.2154in" draw:caption-point-y="-6.12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.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6.3083in" draw:caption-point-x="-12.2154in" draw:caption-point-y="-6.30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7777778</text:p>
          </table:table-cell>
          <table:table-cell table:formula="oooc:=TEXT([.C36];[.D36])" office:value-type="string" office:string-value="0.01">
            <text:p>0.01</text:p>
          </table:table-cell>
          <table:table-cell table:style-name="ce14" office:value-type="float" office:value="0.00777777777777777">
            <text:p>0.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6.4937in" draw:caption-point-x="-12.2154in" draw:caption-point-y="-6.49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77777778</text:p>
          </table:table-cell>
          <table:table-cell table:formula="oooc:=TEXT([.C37];[.D37])" office:value-type="string" office:string-value="0.08">
            <text:p>0.08</text:p>
          </table:table-cell>
          <table:table-cell table:style-name="ce14" office:value-type="float" office:value="0.0777777777777777">
            <text:p>0.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6.6791in" draw:caption-point-x="-12.2154in" draw:caption-point-y="-6.67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777777778</text:p>
          </table:table-cell>
          <table:table-cell table:formula="oooc:=TEXT([.C38];[.D38])" office:value-type="string" office:string-value="0.78">
            <text:p>0.78</text:p>
          </table:table-cell>
          <table:table-cell table:style-name="ce14" office:value-type="float" office:value="0.777777777777777">
            <text:p>0.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6.8646in" draw:caption-point-x="-12.2154in" draw:caption-point-y="-6.86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'777777778</text:p>
          </table:table-cell>
          <table:table-cell table:formula="oooc:=TEXT([.C39];[.D39])" office:value-type="string" office:string-value="7.78">
            <text:p>7.78</text:p>
          </table:table-cell>
          <table:table-cell table:style-name="ce14" office:value-type="float" office:value="7.77777777777777">
            <text:p>7.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7.05in" draw:caption-point-x="-12.2154in" draw:caption-point-y="-7.0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'77777778</text:p>
          </table:table-cell>
          <table:table-cell table:formula="oooc:=TEXT([.C40];[.D40])" office:value-type="string" office:string-value="77.78">
            <text:p>77.78</text:p>
          </table:table-cell>
          <table:table-cell table:style-name="ce14" office:value-type="float" office:value="77.7777777777777">
            <text:p>77.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7.2354in" draw:caption-point-x="-12.2154in" draw:caption-point-y="-7.235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'7777778</text:p>
          </table:table-cell>
          <table:table-cell table:formula="oooc:=TEXT([.C41];[.D41])" office:value-type="string" office:string-value="777.78">
            <text:p>777.78</text:p>
          </table:table-cell>
          <table:table-cell table:style-name="ce14" office:value-type="float" office:value="777.777777777777">
            <text:p>777.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7.4209in" draw:caption-point-x="-12.2154in" draw:caption-point-y="-7.420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'777778</text:p>
          </table:table-cell>
          <table:table-cell table:formula="oooc:=TEXT([.C42];[.D42])" office:value-type="string" office:string-value="7777.78">
            <text:p>7777.78</text:p>
          </table:table-cell>
          <table:table-cell table:style-name="ce14" office:value-type="float" office:value="7777.77777777777">
            <text:p>7777.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'77778</text:p>
          </table:table-cell>
          <table:table-cell table:formula="oooc:=TEXT([.C43];[.D43])" office:value-type="string" office:string-value="77777.78">
            <text:p>77777.78</text:p>
          </table:table-cell>
          <table:table-cell table:style-name="ce14" office:value-type="float" office:value="77777.7777777777">
            <text:p>77777.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'7778</text:p>
          </table:table-cell>
          <table:table-cell table:formula="oooc:=TEXT([.C44];[.D44])" office:value-type="string" office:string-value="777777.78">
            <text:p>777777.78</text:p>
          </table:table-cell>
          <table:table-cell table:style-name="ce14" office:value-type="float" office:value="777777.777777777">
            <text:p>777777.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'778</text:p>
          </table:table-cell>
          <table:table-cell table:formula="oooc:=TEXT([.C45];[.D45])" office:value-type="string" office:string-value="7777777.78">
            <text:p>7777777.78</text:p>
          </table:table-cell>
          <table:table-cell table:style-name="ce14" office:value-type="float" office:value="7777777.77777777">
            <text:p>7777777.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'78</text:p>
          </table:table-cell>
          <table:table-cell table:formula="oooc:=TEXT([.C46];[.D46])" office:value-type="string" office:string-value="77777777.78">
            <text:p>77777777.78</text:p>
          </table:table-cell>
          <table:table-cell table:style-name="ce14" office:value-type="float" office:value="77777777.7777777">
            <text:p>77777777.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'8</text:p>
          </table:table-cell>
          <table:table-cell table:formula="oooc:=TEXT([.C47];[.D47])" office:value-type="string" office:string-value="777777777.78">
            <text:p>777777777.78</text:p>
          </table:table-cell>
          <table:table-cell table:style-name="ce14" office:value-type="float" office:value="777777777.777777">
            <text:p>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.78">
            <text:p>7777777777.78</text:p>
          </table:table-cell>
          <table:table-cell table:style-name="ce14" office:value-type="float" office:value="7777777777.77777">
            <text:p>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.78">
            <text:p>77777777777.78</text:p>
          </table:table-cell>
          <table:table-cell table:style-name="ce14" office:value-type="float" office:value="77777777777.7777">
            <text:p>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'77778E+11</text:p>
          </table:table-cell>
          <table:table-cell table:formula="oooc:=TEXT([.C50];[.D50])" office:value-type="string" office:string-value="777777777777.78">
            <text:p>777777777777.78</text:p>
          </table:table-cell>
          <table:table-cell table:style-name="ce14" office:value-type="float" office:value="777777777777.777">
            <text:p>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'77778E+12</text:p>
          </table:table-cell>
          <table:table-cell table:formula="oooc:=TEXT([.C51];[.D51])" office:value-type="string" office:string-value="7777777777777.77">
            <text:p>7777777777777.77</text:p>
          </table:table-cell>
          <table:table-cell table:style-name="ce14" office:value-type="float" office:value="7777777777777.77">
            <text:p>7777777777777.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'77778E+13</text:p>
          </table:table-cell>
          <table:table-cell table:formula="oooc:=TEXT([.C52];[.D52])" office:value-type="string" office:string-value="77777777777777.7">
            <text:p>77777777777777.7</text:p>
          </table:table-cell>
          <table:table-cell table:style-name="ce14" office:value-type="float" office:value="77777777777777.7">
            <text:p>77777777777777.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9.4602in" draw:caption-point-x="-12.2154in" draw:caption-point-y="-9.46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'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.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9.6457in" draw:caption-point-x="-12.2154in" draw:caption-point-y="-9.64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'8</text:p>
          </table:table-cell>
          <table:table-cell table:formula="oooc:=TEXT([.C54];[.D54])" office:value-type="string" office:string-value="-777777777.78">
            <text:p>-777777777.78</text:p>
          </table:table-cell>
          <table:table-cell table:style-name="ce14" office:value-type="float" office:value="-777777777.777777">
            <text:p>-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.78">
            <text:p>-7777777777.78</text:p>
          </table:table-cell>
          <table:table-cell table:style-name="ce14" office:value-type="float" office:value="-7777777777.77777">
            <text:p>-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.78">
            <text:p>-77777777777.78</text:p>
          </table:table-cell>
          <table:table-cell table:style-name="ce14" office:value-type="float" office:value="-77777777777.7777">
            <text:p>-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'77778E+11</text:p>
          </table:table-cell>
          <table:table-cell table:formula="oooc:=TEXT([.C57];[.D57])" office:value-type="string" office:string-value="-777777777777.78">
            <text:p>-777777777777.78</text:p>
          </table:table-cell>
          <table:table-cell table:style-name="ce14" office:value-type="float" office:value="-777777777777.777">
            <text:p>-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'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.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0.5728in" draw:caption-point-x="-12.2154in" draw:caption-point-y="-10.57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.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0.7583in" draw:caption-point-x="-12.2154in" draw:caption-point-y="-10.75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.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0.9437in" draw:caption-point-x="-12.2154in" draw:caption-point-y="-10.94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.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1.1291in" draw:caption-point-x="-12.2154in" draw:caption-point-y="-11.12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.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1.3146in" draw:caption-point-x="-12.2154in" draw:caption-point-y="-11.31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.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1.5in" draw:caption-point-x="-12.2154in" draw:caption-point-y="-11.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.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1.6854in" draw:caption-point-x="-12.2154in" draw:caption-point-y="-11.685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11111111</text:p>
          </table:table-cell>
          <table:table-cell table:formula="oooc:=TEXT([.C65];[.D65])" office:value-type="string" office:string-value="0.01">
            <text:p>0.01</text:p>
          </table:table-cell>
          <table:table-cell table:style-name="ce15" office:value-type="float" office:value="0.011111111">
            <text:p>0.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1.8709in" draw:caption-point-x="-12.2154in" draw:caption-point-y="-11.870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111111111</text:p>
          </table:table-cell>
          <table:table-cell table:formula="oooc:=TEXT([.C66];[.D66])" office:value-type="string" office:string-value="0.11">
            <text:p>0.11</text:p>
          </table:table-cell>
          <table:table-cell table:style-name="ce15" office:value-type="float" office:value="0.111111111">
            <text:p>0.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2.0563in" draw:caption-point-x="-12.2154in" draw:caption-point-y="-12.056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.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2.2417in" draw:caption-point-x="-12.2154in" draw:caption-point-y="-12.241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.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71in" svg:x="12.2154in" svg:y="12.4268in" draw:caption-point-x="-12.2154in" draw:caption-point-y="-12.426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.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71in" svg:x="12.2154in" svg:y="12.6122in" draw:caption-point-x="-12.2154in" draw:caption-point-y="-12.612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.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71in" svg:x="12.2154in" svg:y="12.7976in" draw:caption-point-x="-12.2154in" draw:caption-point-y="-12.797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.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71in" svg:x="12.2154in" svg:y="12.9831in" draw:caption-point-x="-12.2154in" draw:caption-point-y="-12.983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.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71in" svg:x="12.2154in" svg:y="13.1685in" draw:caption-point-x="-12.2154in" draw:caption-point-y="-13.168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.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3.3539in" draw:caption-point-x="-12.2154in" draw:caption-point-y="-13.3539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.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3.5394in" draw:caption-point-x="-12.2154in" draw:caption-point-y="-13.539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.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3.7248in" draw:caption-point-x="-12.2154in" draw:caption-point-y="-13.724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11111111</text:p>
          </table:table-cell>
          <table:table-cell table:formula="oooc:=TEXT([.C76];[.D76])" office:value-type="string" office:string-value="0.01">
            <text:p>0.01</text:p>
          </table:table-cell>
          <table:table-cell table:style-name="ce15" office:value-type="float" office:value="0.01111111101">
            <text:p>0.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3.9102in" draw:caption-point-x="-12.2154in" draw:caption-point-y="-13.910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111111111</text:p>
          </table:table-cell>
          <table:table-cell table:formula="oooc:=TEXT([.C77];[.D77])" office:value-type="string" office:string-value="0.11">
            <text:p>0.11</text:p>
          </table:table-cell>
          <table:table-cell table:style-name="ce15" office:value-type="float" office:value="0.11111111101">
            <text:p>0.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4.0957in" draw:caption-point-x="-12.2154in" draw:caption-point-y="-14.095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'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.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4.2811in" draw:caption-point-x="-12.2154in" draw:caption-point-y="-14.281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.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4.4665in" draw:caption-point-x="-12.2154in" draw:caption-point-y="-14.466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.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4.652in" draw:caption-point-x="-12.2154in" draw:caption-point-y="-14.652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.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4.8374in" draw:caption-point-x="-12.2154in" draw:caption-point-y="-14.8374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.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5.0228in" draw:caption-point-x="-12.2154in" draw:caption-point-y="-15.0228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'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.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5.2083in" draw:caption-point-x="-12.2154in" draw:caption-point-y="-15.2083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.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5.3937in" draw:caption-point-x="-12.2154in" draw:caption-point-y="-15.3937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.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5.5791in" draw:caption-point-x="-12.2154in" draw:caption-point-y="-15.5791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011111112</text:p>
          </table:table-cell>
          <table:table-cell table:formula="oooc:=TEXT([.C86];[.D86])" office:value-type="string" office:string-value="0.01">
            <text:p>0.01</text:p>
          </table:table-cell>
          <table:table-cell table:style-name="ce15" office:value-type="float" office:value="0.01111111199">
            <text:p>0.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5.7646in" draw:caption-point-x="-12.2154in" draw:caption-point-y="-15.7646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'111111112</text:p>
          </table:table-cell>
          <table:table-cell table:formula="oooc:=TEXT([.C87];[.D87])" office:value-type="string" office:string-value="0.11">
            <text:p>0.11</text:p>
          </table:table-cell>
          <table:table-cell table:style-name="ce15" office:value-type="float" office:value="0.11111111199">
            <text:p>0.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1.4063in" svg:height="0.7929in" svg:x="12.2154in" svg:y="15.95in" draw:caption-point-x="-12.2154in" draw:caption-point-y="-15.95in">
              <dc:date>2007-11-08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:234'35</text:p>
          </table:table-cell>
          <table:table-cell table:formula="oooc:=FIXED([.C91])" office:value-type="string" office:string-value="1,234.35">
            <text:p>1,234.35</text:p>
          </table:table-cell>
          <table:table-cell table:style-name="ce6" office:value-type="float" office:value="1234.3456">
            <text:p>1234.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'340</text:p>
          </table:table-cell>
          <table:table-cell table:formula="oooc:=FIXED([.C92];[.D92])" office:value-type="string" office:string-value="12.340">
            <text:p>12.340</text:p>
          </table:table-cell>
          <table:table-cell table:style-name="ce6" office:value-type="float" office:value="12.34">
            <text:p>12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:345'340</text:p>
          </table:table-cell>
          <table:table-cell table:formula="oooc:=FIXED([.C93];[.D93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:456:789'123</text:p>
          </table:table-cell>
          <table:table-cell table:formula="oooc:=FIXED([.C94];[.D94])" office:value-type="string" office:string-value="123,456,789.123">
            <text:p>123,456,789.123</text:p>
          </table:table-cell>
          <table:table-cell table:style-name="ce6" office:value-type="float" office:value="123456789.123456">
            <text:p>123456789.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:300</text:p>
          </table:table-cell>
          <table:table-cell table:formula="oooc:=FIXED([.C95];[.D95])" office:value-type="string" office:string-value="12,300">
            <text:p>12,30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'340</text:p>
          </table:table-cell>
          <table:table-cell table:formula="oooc:=FIXED([.C96];[.D96];[.E96])" office:value-type="string" office:string-value="12345.340">
            <text:p>12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:345'340</text:p>
          </table:table-cell>
          <table:table-cell table:formula="oooc:=FIXED([.C97];[.D97];[.E97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:234:567:891:234'56</text:p>
          </table:table-cell>
          <table:table-cell table:formula="oooc:=FIXED([.C98];[.D98];[.E98])" office:value-type="string" office:string-value="1,234,567,891,234.56">
            <text:p>1,234,567,891,234.56</text:p>
          </table:table-cell>
          <table:table-cell table:style-name="ce6" office:value-type="float" office:value="1234567891234.56">
            <text:p>1234567891234.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:456:789:123:400'00</text:p>
          </table:table-cell>
          <table:table-cell table:formula="oooc:=FIXED([.C99];[.D99];[.E99])" office:value-type="string" office:string-value="123,456,789,123,400.00">
            <text:p>123,456,789,123,400.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:234'6</text:p>
          </table:table-cell>
          <table:table-cell table:formula="oooc:=FIXED([.C100];[.D100])" office:value-type="string" office:string-value="1,234.6">
            <text:p>1,234.6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:230</text:p>
          </table:table-cell>
          <table:table-cell table:formula="oooc:=FIXED([.C101];[.D101])" office:value-type="string" office:string-value="-1,230">
            <text:p>-1,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 table:number-rows-repeated="13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2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2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2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2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2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2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 table:number-rows-repeated="65156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8" number:min-integer-digits="1"/>
    </number:number-style>
    <number:number-style style:name="N171">
      <number:number number:decimal-places="7" number:min-integer-digits="1"/>
    </number:number-style>
    <number:number-style style:name="N172">
      <number:number number:decimal-places="6" number:min-integer-digits="1"/>
    </number:number-style>
    <number:number-style style:name="N173">
      <number:number number:decimal-places="5" number:min-integer-digits="1"/>
    </number:number-style>
    <number:number-style style:name="N174">
      <number:number number:decimal-places="4" number:min-integer-digits="1"/>
    </number:number-style>
    <number:number-style style:name="N175">
      <number:number number:decimal-places="3" number:min-integer-digits="1"/>
    </number:number-style>
    <number:number-style style:name="N178P0" style:volatile="true">
      <number:number number:decimal-places="3" number:min-integer-digits="1" number:grouping="true"/>
      <number:text> </number:text>
    </number:number-style>
    <number:number-style style:name="N178P1" style:volatile="true">
      <number:text> -</number:text>
      <number:number number:decimal-places="3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4" number:min-integer-digits="1" number:grouping="true"/>
      <number:text> </number:text>
    </number:number-style>
    <number:number-style style:name="N181P1" style:volatile="true">
      <number:text> -</number:text>
      <number:number number:decimal-places="4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5" number:min-integer-digits="1" number:grouping="true"/>
      <number:text> </number:text>
    </number:number-style>
    <number:number-style style:name="N184P1" style:volatile="true">
      <number:text> -</number:text>
      <number:number number:decimal-places="5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6" number:min-integer-digits="1" number:grouping="true"/>
      <number:text> </number:text>
    </number:number-style>
    <number:number-style style:name="N187P1" style:volatile="true">
      <number:text> -</number:text>
      <number:number number:decimal-places="6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" number:min-integer-digits="1" number:grouping="true"/>
      <number:text> </number:text>
    </number:number-style>
    <number:number-style style:name="N190P1" style:volatile="true">
      <number:text> -</number:text>
      <number:number number:decimal-places="1" number:min-integer-digits="1" number:grouping="true"/>
      <number:text> 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</number:text>
    </number:number-style>
    <number:number-style style:name="N192P1" style:volatile="true">
      <number:text> -</number:text>
      <number:number number:decimal-places="0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Yes</number:text>
    </number:number-style>
    <number:number-style style:name="N194P1" style:volatile="true">
      <number:text>Yes</number:text>
    </number:number-style>
    <number:number-style style:name="N194">
      <number:text>No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number-style style:name="N198P0" style:volatile="true">
      <number:text>On</number:text>
    </number:number-style>
    <number:number-style style:name="N198P1" style:volatile="true">
      <number:text>On</number:text>
    </number:number-style>
    <number:number-style style:name="N198">
      <number:text>Off</number:text>
      <style:map style:condition="value()&gt;0" style:apply-style-name="N198P0"/>
      <style:map style:condition="value()&lt;0" style:apply-style-name="N198P1"/>
    </number:number-style>
    <number:currency-style style:name="N20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0P0"/>
    </number:currency-style>
    <number:date-style style:name="N201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02">
      <number:currency-symbol number:language="en" number:country="US">$</number:currency-symbol>
      <number:number number:decimal-places="2" number:min-integer-digits="1" number:grouping="true"/>
    </number:currency-style>
    <number:number-style style:name="N203">
      <number:number number:decimal-places="15" number:min-integer-digits="1"/>
    </number:number-style>
    <number:number-style style:name="N204">
      <number:number number:decimal-places="20" number:min-integer-digits="1"/>
    </number:number-style>
    <number:number-style style:name="N205">
      <number:number number:decimal-places="11" number:min-integer-digits="1"/>
    </number:number-style>
    <number:number-style style:name="N206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3">11/13/2007</text:date>, <text:time>18:5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1-22T22:05:38</meta:creation-date>
    <dc:date>2007-11-13T18:53:37</dc:date>
    <meta:editing-cycles>2</meta:editing-cycles>
    <meta:editing-duration>PT1M24S</meta:editing-duration>
    <meta:user-defined meta:name="Info 1"/>
    <meta:user-defined meta:name="Info 2"/>
    <meta:user-defined meta:name="Info 3"/>
    <meta:user-defined meta:name="Info 4"/>
    <meta:document-statistic meta:table-count="1" meta:cell-count="535"/>
  </office:meta>
</office:document-meta>
</file>